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letter</text:p>
          </table:table-cell>
          <table:table-cell table:style-name="ce1" office:value-type="string" calcext:value-type="string">
            <text:p>item</text:p>
          </table:table-cell>
          <table:table-cell table:style-name="ce1" table:number-columns-repeated="3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ottle</text:p>
          </table:table-cell>
          <table:table-cell table:style-name="ce1" table:number-columns-repeated="3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bowl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mall f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l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utting 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nif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lacemat, table clo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apk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small pl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mall spo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po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r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inegl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tainer/unidentified conten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silverware (clustered)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4:Sheet1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07:14:30.273297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07:08:49.898684299</meta:creation-date>
    <dc:date>2020-11-25T07:27:40.264567632</dc:date>
    <meta:editing-duration>P1DT57M11S</meta:editing-duration>
    <meta:editing-cycles>11</meta:editing-cycles>
    <meta:generator>LibreOffice/6.4.6.2$Linux_X86_64 LibreOffice_project/40$Build-2</meta:generator>
    <meta:document-statistic meta:table-count="1" meta:cell-count="40" meta:object-count="0"/>
  </office:meta>
</office:document-meta>
</file>